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91.23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5.26mm" fo:break-before="auto" style:use-optimal-row-height="false"/>
    </style:style>
    <style:style style:name="ro3" style:family="table-row">
      <style:table-row-properties style:row-height="18.42mm" fo:break-before="auto" style:use-optimal-row-height="false"/>
    </style:style>
    <style:style style:name="ro4" style:family="table-row">
      <style:table-row-properties style:row-height="25.52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14.2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36mm" fo:break-before="auto" style:use-optimal-row-height="true"/>
    </style:style>
    <style:style style:name="ro10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00caca"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caca"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00caca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Micro planning des séances de TP Uniquement (hors travail personnel en dehors des heures de cours)</text:p>
          </table:table-cell>
          <table:covered-table-cell/>
          <table:covered-table-cell table:style-name="Default"/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Le Vendredi 22 Janvier</text:p>
          </table:table-cell>
          <table:covered-table-cell table:style-name="ce4"/>
          <table:table-cell office:value-type="string" calcext:value-type="string" table:number-columns-spanned="7" table:number-rows-spanned="1">
            <text:p>Configuration GIt/GitHub</text:p>
            <text:p>début modélisation de projet</text:p>
            <text:p>début documentation / recherches</text:p>
          </table:table-cell>
          <table:covered-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Le Vendredi 05 Février</text:p>
          </table:table-cell>
          <table:covered-table-cell table:style-name="ce4"/>
          <table:table-cell office:value-type="string" calcext:value-type="string" table:number-columns-spanned="7" table:number-rows-spanned="1">
            <text:p>Suite : Modélisation projet</text:p>
            <text:p>documentation et recherches sur le sujet</text:p>
            <text:p>quelques réglages sur github</text:p>
          </table:table-cell>
          <table:covered-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Le Mardi 09 Février</text:p>
          </table:table-cell>
          <table:covered-table-cell table:style-name="ce4"/>
          <table:table-cell office:value-type="string" calcext:value-type="string" table:number-columns-spanned="7" table:number-rows-spanned="1">
            <text:p>Début travail sur SDL</text:p>
            <text:p>Début travail sur les fonctions des pieces et partie console</text:p>
            <text:p>Codage de fonctions et conditions des règles du jeu</text:p>
            <text:p>Début création du menu du jeu</text:p>
          </table:table-cell>
          <table:covered-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Le Vendredi 19 Février</text:p>
          </table:table-cell>
          <table:covered-table-cell table:style-name="ce4"/>
          <table:table-cell office:value-type="string" calcext:value-type="string" table:number-columns-spanned="7" table:number-rows-spanned="1">
            <text:p>suite : travail sur sdl, affichage des images/textes/</text:p>
            <text:p>suite : Finalisation des fonctions de déplacements des pièces et gestion de l'echiquier</text:p>
            <text:p>Finalisation de la dernière fonction du jeu (partie console)</text:p>
            <text:p>Suite : création du menu </text:p>
            <text:p/>
          </table:table-cell>
          <table:covered-table-cell table:number-columns-repeated="6"/>
        </table:table-row>
        <table:table-row table:style-name="ro5">
          <table:table-cell table:style-name="ce3" office:value-type="string" calcext:value-type="string" table:number-columns-spanned="2" table:number-rows-spanned="1">
            <text:p>Le Vendredi 12 Mars</text:p>
          </table:table-cell>
          <table:covered-table-cell table:style-name="ce4"/>
          <table:table-cell office:value-type="string" calcext:value-type="string" table:number-columns-spanned="7" table:number-rows-spanned="1">
            <text:p>Suite : finalisation de la dernière fonction du jeu (partie console)</text:p>
            <text:p>suite : finalisation du menu et plateau de jeu</text:p>
            <text:p>début intégration de la partie console sur sdl</text:p>
            <text:p>début IA moteur de jeu</text:p>
            <text:p/>
          </table:table-cell>
          <table:covered-table-cell table:number-columns-repeated="6"/>
        </table:table-row>
        <table:table-row table:style-name="ro6">
          <table:table-cell office:value-type="string" calcext:value-type="string" table:number-columns-spanned="2" table:number-rows-spanned="1">
            <text:p>Le Mardi 16 Mars</text:p>
          </table:table-cell>
          <table:covered-table-cell/>
          <table:table-cell office:value-type="string" calcext:value-type="string" table:number-columns-spanned="7" table:number-rows-spanned="1">
            <text:p>Compléter les fonctions secondaires réarrangement du code</text:p>
            <text:p>Tester le bon fonctionnement du code ( recherche d'erreurs ou dysfonctionnement)</text:p>
            <text:p>Adaptation SDL à l’algorithme.</text:p>
            <text:p><text:span text:style-name="T1">Suite : finalisation du menu et plateau de jeu</text:span></text:p>
          </table:table-cell>
          <table:covered-table-cell table:number-columns-repeated="6"/>
        </table:table-row>
        <table:table-row table:style-name="ro7">
          <table:table-cell office:value-type="string" calcext:value-type="string" table:number-columns-spanned="2" table:number-rows-spanned="1">
            <text:p>Le Vendredi 19 Mars</text:p>
          </table:table-cell>
          <table:covered-table-cell/>
          <table:table-cell office:value-type="string" calcext:value-type="string" table:number-columns-spanned="7" table:number-rows-spanned="1">
            <text:p><text:span text:style-name="T1">Finalisation du menu de démarrage fonctionnel avec toutes les options en texte (</text:span></text:p>
            <text:p><text:span text:style-name="T1">Jouer local, jouer contre ordinateur, charger une partie, quitter)</text:span></text:p>
            <text:p><text:span text:style-name="T1">Système de bouton en cliquant sur les options du menu fonctionnel</text:span></text:p>
            <text:p><text:span text:style-name="T1">Finalisation de la fonction échec et mat, fonctionnelle</text:span></text:p>
          </table:table-cell>
          <table:covered-table-cell table:number-columns-repeated="6"/>
        </table:table-row>
        <table:table-row table:style-name="ro8">
          <table:table-cell office:value-type="string" calcext:value-type="string" table:number-columns-spanned="2" table:number-rows-spanned="1">
            <text:p>Le Jeudi 25 Mars</text:p>
          </table:table-cell>
          <table:covered-table-cell/>
          <table:table-cell office:value-type="string" calcext:value-type="string" table:number-columns-spanned="7" table:number-rows-spanned="1">
            <text:p>Finalisation du background du jeu en SDL</text:p>
          </table:table-cell>
          <table:covered-table-cell table:number-columns-repeated="6"/>
        </table:table-row>
        <table:table-row table:style-name="ro8">
          <table:table-cell office:value-type="string" calcext:value-type="string" table:number-columns-spanned="2" table:number-rows-spanned="1">
            <text:p>Le Lundi 29 Mars</text:p>
          </table:table-cell>
          <table:covered-table-cell/>
          <table:table-cell table:style-name="ce13" office:value-type="string" calcext:value-type="string" table:number-columns-spanned="7" table:number-rows-spanned="1">
            <text:p>Mise en place de l’échiquier et des pièces en SDL. </text:p>
          </table:table-cell>
          <table:covered-table-cell table:number-columns-repeated="6"/>
        </table:table-row>
        <table:table-row table:style-name="ro9">
          <table:table-cell office:value-type="string" calcext:value-type="string" table:number-columns-spanned="2" table:number-rows-spanned="1">
            <text:p>Le Mercredi 31 Mars</text:p>
          </table:table-cell>
          <table:covered-table-cell/>
          <table:table-cell table:style-name="ce14" office:value-type="string" calcext:value-type="string" table:number-columns-spanned="7" table:number-rows-spanned="1">
            <text:p>Affichage de début de partie avec les pièces placées sur les bonnes cases. Drag and drop en sdl.</text:p>
          </table:table-cell>
          <table:covered-table-cell table:number-columns-repeated="6"/>
        </table:table-row>
        <table:table-row table:style-name="ro10">
          <table:table-cell office:value-type="string" calcext:value-type="string" table:number-columns-spanned="2" table:number-rows-spanned="1">
            <text:p>Le Mardi 06 Avril</text:p>
          </table:table-cell>
          <table:covered-table-cell/>
          <table:table-cell table:style-name="ce14" office:value-type="string" calcext:value-type="string" table:number-columns-spanned="7" table:number-rows-spanned="1">
            <text:p>Textes SDL, échec,échec et mat (victoire blanc ou noir),pat,promu etc.. Fonction de déplacement en SDL, récupération des cases de départ et d’arrivée</text:p>
          </table:table-cell>
          <table:covered-table-cell table:number-columns-repeated="6"/>
        </table:table-row>
        <table:table-row table:style-name="ro7">
          <table:table-cell office:value-type="string" calcext:value-type="string" table:number-columns-spanned="2" table:number-rows-spanned="1">
            <text:p>Le Jeudi 15 Avril</text:p>
          </table:table-cell>
          <table:covered-table-cell/>
          <table:table-cell office:value-type="string" calcext:value-type="string" table:number-columns-spanned="7" table:number-rows-spanned="1">
            <text:p>Fonction échec et mat</text:p>
            <text:p>Roque, prise en passant </text:p>
            <text:p> Finalisation SDL.</text:p>
            <text:p/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00/00/0000</text:date>, <text:time style:data-style-name="N2" text:time-value="23:21:52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09:31:38.129550764</meta:creation-date>
    <dc:date>2021-04-21T23:32:35.922000000</dc:date>
    <meta:editing-duration>PT39M32S</meta:editing-duration>
    <meta:editing-cycles>14</meta:editing-cycles>
    <meta:generator>LibreOffice/5.3.6.1$Windows_x86 LibreOffice_project/686f202eff87ef707079aeb7f485847613344eb7</meta:generator>
    <meta:document-statistic meta:table-count="1" meta:cell-count="25" meta:object-count="0"/>
  </office:meta>
</office:document-meta>
</file>